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 fo:margin-left="0cm" fo:margin-right="0cm" fo:text-indent="1.27cm" style:auto-text-indent="false"/>
    </style:style>
    <style:style style:name="P3" style:family="paragraph" style:parent-style-name="Standard">
      <style:paragraph-properties fo:margin-left="0cm" fo:margin-right="0cm" fo:text-indent="1.27cm" style:auto-text-indent="false" style:text-autospace="none"/>
    </style:style>
    <style:style style:name="P4" style:family="paragraph" style:parent-style-name="Standard">
      <style:paragraph-properties fo:margin-left="1.27cm" fo:margin-right="0cm" fo:text-indent="0cm" style:auto-text-indent="false"/>
    </style:style>
    <style:style style:name="P5" style:family="paragraph" style:parent-style-name="Standard">
      <style:paragraph-properties fo:margin-top="0cm" fo:margin-bottom="0.212cm"/>
    </style:style>
    <style:style style:name="P6" style:family="paragraph" style:parent-style-name="Standard">
      <style:paragraph-properties fo:margin-top="0cm" fo:margin-bottom="0.212cm" style:text-autospace="none"/>
    </style:style>
    <style:style style:name="P7" style:family="paragraph" style:parent-style-name="Standard" style:master-page-name="Standard">
      <style:paragraph-properties fo:margin-top="0cm" fo:margin-bottom="0.423cm" style:page-number="auto" style:text-autospace="none"/>
      <style:text-properties fo:color="#000000"/>
    </style:style>
    <style:style style:name="P8" style:family="paragraph" style:parent-style-name="Standard" style:list-style-name="WW8Num1"/>
    <style:style style:name="T1" style:family="text">
      <style:text-properties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ista 2 – estrutura de controle: decisão (extra-classe entregar)</text:p>
      <text:p text:style-name="Standard">Assunto:</text:p>
      <text:p text:style-name="P2">Variáveis, instruções de entrada e saída de dados, expressões numéricas e estruturas de decisão.</text:p>
      <text:p text:style-name="Standard"/>
      <text:p text:style-name="Standard">Forma de resolução:</text:p>
      <text:p text:style-name="Standard"><text:tab/>a) Se necessário:</text:p>
      <text:p text:style-name="Standard"><text:tab/>a.1) representar o algoritmo em descrição narrativa, utilizando o seguinte procedimento para análise do problema e definição da solução:</text:p>
      <text:p text:style-name="P4"><text:tab/>a.1.1) Dados de entrada</text:p>
      <text:p text:style-name="P4"><text:tab/>a.1.2) Processamento (instruções a serem realizadas)</text:p>
      <text:p text:style-name="P4"><text:tab/>a.1.3) Dados de saída</text:p>
      <text:p text:style-name="P4">a.2) representar o algoritmo em fluxograma.</text:p>
      <text:p text:style-name="Standard"><text:tab/>b) Representar o algoritmo de solução do problema na linguagem C, com as entradas informadas pelo usuário.</text:p>
      <text:p text:style-name="Standard"/>
      <text:p text:style-name="Standard">Importante:</text:p>
      <text:list xml:id="list28674116" text:style-name="WW8Num1">
        <text:list-item>
          <text:p text:style-name="P8">Chaves</text:p>
          <text:list>
            <text:list-item>
              <text:p text:style-name="P8">Elas delimitam um bloco de instruções (comandos) que estão subordinados a uma cláusula if, else ou else if.</text:p>
            </text:list-item>
            <text:list-item>
              <text:p text:style-name="P8">As instruções delimitadas por um conjunto de chaves deve obrigatoriamente estar identada. Um conjunto de espaços (tab) de avanço.</text:p>
            </text:list-item>
            <text:list-item>
              <text:p text:style-name="P8">Cada chave aberta deve ter a sua correspondente fechada. Para facilitar, sempre, abra uma chave, feche-a e retorne para escrever o código (as instruções) dentro dessas chaves.</text:p>
            </text:list-item>
            <text:list-item>
              <text:p text:style-name="P8">Para haver um teste lógico é obrigatória a existência de if e vice-versa. O teste lógico é colocado dentro de parênteses.</text:p>
            </text:list-item>
          </text:list>
        </text:list-item>
        <text:list-item>
          <text:p text:style-name="P8">Erros:</text:p>
          <text:list>
            <text:list-item>
              <text:p text:style-name="P8">Verificar se as chaves estão corretas</text:p>
            </text:list-item>
            <text:list-item>
              <text:p text:style-name="P8">Verificar se há teste lógico sem if.</text:p>
            </text:list-item>
          </text:list>
        </text:list-item>
      </text:list>
      <text:p text:style-name="Standard"/>
      <text:p text:style-name="Standard"/>
      <text:p text:style-name="Standard">Exercícios:</text:p>
      <text:p text:style-name="P5"/>
      <text:p text:style-name="Standard">1) Ler dois números. Caso sejam ambos pares e se o primeiro é maior que o segundo, mostrar o resto da divisão do primeiro pelo segundo. Se informado valor zero para o segundo número, que será o divisor, informar que não é possível realizar divisão por zero.</text:p>
      <text:p text:style-name="Standard"/>
      <text:p text:style-name="Standard"/>
      <text:p text:style-name="P1">2) <text:span text:style-name="T1">Ler a idade de uma pessoa e informar a sua classe eleitoral, conforme:</text:span></text:p>
      <text:p text:style-name="P3">Não-eleitor (abaixo de 16 anos)</text:p>
      <text:p text:style-name="P3">Eleitor obrigatório (entre 18 e 65 anos)</text:p>
      <text:p text:style-name="P3">Eleitor facultativo (entre 16 e 18 e maior de 65 anos). </text:p>
      <text:p text:style-name="P6"><text:soft-page-break/>3) Ler o tipo de carro (A, B e C) e o percurso realizado em km. Calcular o consumo estimado, conforme o tipo, sendo A=8, B=9 e C=12 km/litro.</text:p>
      <text:p text:style-name="P6"/>
      <text:p text:style-name="P6">4) Ler um caractere que representa uma categoria de produtos (A – Alimento; V – Vestuário; T – Transporte), ler um valor que é o valor em reais para essa categoria. Se informada categoria inválida, informar que a mesma é inválida. Se informada categoria válida, para a categoria transporte acrescentar 12% ao valor informado e para a categoria vestuário diminuir 5%. Apresentar o valor final conforme a opção, isto é, considerando o acréscimo para transporte ou a redução para vestuár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ulo1" style:family="paragraph" style:parent-style-name="Standard">
      <style:paragraph-properties fo:text-align="justify" style:justify-single-word="false" fo:orphans="0" fo:widows="0"/>
      <style:text-properties fo:font-weight="bold" style:font-weight-asian="bold" style:font-style-complex="italic"/>
    </style:style>
    <style:style style:name="Tabela_20_1" style:display-name="Tabela 1" style:family="paragraph">
      <style:paragraph-properties fo:line-height="150%" fo:text-align="center" style:justify-single-word="false" fo:orphans="2" fo:widows="2"/>
      <style:text-properties fo:color="#000000" style:font-name="Times New Roman" fo:font-size="10pt" fo:language="pt" fo:country="BR" style:font-name-asian="Arial" style:font-size-asian="10pt" style:font-name-complex="Times New Roman" style:font-size-complex="10pt" style:language-complex="ar" style:country-complex="SA" style:font-weight-complex="bold"/>
    </style:style>
    <style:style style:name="Grafico_20_1" style:display-name="Grafico 1" style:family="paragraph">
      <style:paragraph-properties fo:line-height="150%" fo:text-align="center" style:justify-single-word="false" fo:orphans="2" fo:widows="2"/>
      <style:text-properties fo:color="#000000" style:font-name="Times New Roman" fo:font-size="10pt" fo:language="pt" fo:country="BR" style:font-name-asian="Arial" style:font-size-asian="10pt" style:font-name-complex="Times New Roman" style:font-size-complex="10pt" style:language-complex="ar" style:country-complex="SA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Lista 3 - if</dc:title>
    <meta:initial-creator>Beatriz</meta:initial-creator>
    <meta:creation-date>2009-07-20T17:06:00</meta:creation-date>
    <dc:creator>Beatriz </dc:creator>
    <dc:date>2011-12-28T09:02:26.83</dc:date>
    <meta:editing-cycles>16</meta:editing-cycles>
    <meta:editing-duration>PT00H29M54S</meta:editing-duration>
    <meta:generator>BrOffice.org/3.2$Win32 OpenOffice.org_project/320m18$Build-9502</meta:generator>
    <meta:document-statistic meta:table-count="0" meta:image-count="0" meta:object-count="0" meta:page-count="2" meta:paragraph-count="28" meta:word-count="389" meta:character-count="2331"/>
  </office:meta>
</office:document-meta>
</file>